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B000000D3C14111465277DF03.png" manifest:media-type="image/png"/>
  <manifest:file-entry manifest:full-path="Pictures/10000001000003AB000000D31039CF0D7E5B3AB7.png" manifest:media-type="image/png"/>
  <manifest:file-entry manifest:full-path="Pictures/1000000100000511000002F4EB50DDABD5B91B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9.001cm" svg:height="14.804cm" draw:z-index="0"><draw:image xlink:href="Pictures/1000000100000511000002F4EB50DDABD5B91B84.png" xlink:type="simple" xlink:show="embed" xlink:actuate="onLoad" draw:mime-type="image/png"/></draw:frame><draw:frame draw:style-name="fr1" draw:name="Image2" text:anchor-type="char" svg:x="-0.423cm" svg:y="15.425cm" svg:width="17cm" svg:height="3.819cm" draw:z-index="1"><draw:image xlink:href="Pictures/10000001000003AB000000D31039CF0D7E5B3AB7.png" xlink:type="simple" xlink:show="embed" xlink:actuate="onLoad" draw:mime-type="image/png"/></draw:frame><draw:frame draw:style-name="fr1" draw:name="Image3" text:anchor-type="char" svg:x="-0.847cm" svg:y="20.135cm" svg:width="17cm" svg:height="3.819cm" draw:z-index="2"><draw:image xlink:href="Pictures/10000001000003AB000000D3C14111465277DF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51:48.422041403</meta:creation-date>
    <dc:date>2023-11-20T14:55:11.044475915</dc:date>
    <meta:editing-duration>PT3M23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